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3.6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8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ibro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Nombre Autor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Dirección Editorial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Precio final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Viaje a la Luna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C/ Camino de Rubín 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conquista de Europa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Timun Mas</text:p>
          </table:table-cell>
          <table:table-cell office:value-type="string" calcext:value-type="string">
            <text:p>C/ Camino de las amapolas 2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a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Marcombo</text:p>
          </table:table-cell>
          <table:table-cell office:value-type="string" calcext:value-type="string">
            <text:p>C/ Camino de los jazmines 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 Alquimista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C/ Camino de Rubín 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Libros</text:p>
          </table:table-cell>
          <table:covered-table-cell table:number-columns-repeated="3" table:style-name="ce1"/>
          <table:table-cell table:style-name="ce1" table:number-columns-repeated="3"/>
          <table:table-cell table:style-name="ce1" office:value-type="string" calcext:value-type="string">
            <text:p>Editoriale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id_autor</text:p>
          </table:table-cell>
          <table:table-cell table:style-name="ce2" office:value-type="string" calcext:value-type="string">
            <text:p>id_editorial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Dirección</text:p>
          </table:table-cell>
          <table:table-cell/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aje a la Lun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C/ Camino de Rubín 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onquista de Euro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mun Mas</text:p>
          </table:table-cell>
          <table:table-cell office:value-type="string" calcext:value-type="string">
            <text:p>C/ Camino de las amapolas 28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Quijot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combo</text:p>
          </table:table-cell>
          <table:table-cell office:value-type="string" calcext:value-type="string">
            <text:p>C/ Camino de Rubín 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 Alquimis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tore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 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i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i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ul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08:39:42.107000000</meta:creation-date>
    <dc:date>2020-05-08T09:08:11.544000000</dc:date>
    <meta:editing-duration>PT6M36S</meta:editing-duration>
    <meta:editing-cycles>1</meta:editing-cycles>
    <meta:generator>LibreOffice/6.4.2.2$Windows_X86_64 LibreOffice_project/4e471d8c02c9c90f512f7f9ead8875b57fcb1ec3</meta:generator>
    <meta:document-statistic meta:table-count="1" meta:cell-count="89" meta:object-count="0"/>
  </office:meta>
</office:document-meta>
</file>